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51b63" officeooo:paragraph-rsid="00151b63"/>
    </style:style>
    <style:style style:name="P2" style:family="paragraph" style:parent-style-name="Text_20_body">
      <style:text-properties officeooo:paragraph-rsid="00151b63"/>
    </style:style>
    <style:style style:name="P3" style:family="paragraph" style:parent-style-name="Text_20_body">
      <style:text-properties officeooo:paragraph-rsid="0016e94c"/>
    </style:style>
    <style:style style:name="P4" style:family="paragraph" style:parent-style-name="Standard">
      <style:text-properties officeooo:rsid="0016e94c" officeooo:paragraph-rsid="0016e94c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503cm" fo:text-indent="0cm" style:auto-text-indent="false" fo:padding="0cm" fo:border="none"/>
      <style:text-properties fo:font-variant="normal" fo:text-transform="none" fo:color="#666666" style:font-name="Arial1" fo:font-size="9pt" fo:letter-spacing="normal" fo:font-style="normal" fo:font-weight="normal"/>
    </style:style>
    <style:style style:name="P6" style:family="paragraph" style:parent-style-name="Heading_20_1">
      <style:text-properties officeooo:rsid="00151b63" officeooo:paragraph-rsid="00151b63"/>
    </style:style>
    <style:style style:name="P7" style:family="paragraph" style:parent-style-name="Heading_20_1">
      <style:text-properties officeooo:rsid="0016e94c" officeooo:paragraph-rsid="0016e94c"/>
    </style:style>
    <style:style style:name="P8" style:family="paragraph" style:parent-style-name="Header">
      <style:text-properties officeooo:rsid="00151b63" officeooo:paragraph-rsid="00151b63"/>
    </style:style>
    <style:style style:name="T1" style:family="text">
      <style:text-properties officeooo:rsid="00151b63"/>
    </style:style>
    <style:style style:name="T2" style:family="text">
      <style:text-properties officeooo:rsid="0016e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6" text:outline-level="1">Algoritmit ja tietorakenteet</text:h>
      <text:p text:style-name="P1">A* lyhyimpien reittien etsintään</text:p>
      <text:p text:style-name="P2"><text:span text:style-name="T1">Minimikeko, solmun valintaan A*</text:span></text:p>
      <text:h text:style-name="P6" text:outline-level="1">Ongelma / Ratkaisu</text:h>
      <text:p text:style-name="P2"><text:span text:style-name="T1">Pacman pelin haamujen tekoäly, pelissä on neljä haamua, ja kaikilla oma tekoälynsä. </text:span></text:p>
      <text:p text:style-name="P2"><text:span text:style-name="T1">Blinky </text:span>etsii lyhyintä reittiä siihen pisteeseen jossa Pacman parhaillaan on. </text:p>
      <text:p text:style-name="P2">Pinky etsii lyhyintä reittiä pisteeseen jossa Pacman voisi olla neljän askeleen päästä, HUOM! Kaikki askeleet samaan suuntaan, oli seinä välissä taikka ei.</text:p>
      <text:p text:style-name="P1">Inky etsii lyhyimmän reitin pisteeseen kaksi askelta Pacmanista eteenpäin ja suora Blinkystä tämän pisteen kautta. Suoran pituus = välimatka (Blinky, Pacman + kaksi askelta) * 2. Suoran toisessa päässä on piste, johon Inky suuntaa.</text:p>
      <text:p text:style-name="P1">Clyde taas etsii lyhyimmän reitin pisteeseen jossa Pacman on, jos etäisyys(Clyde, Pacman) &lt; 8. Muuten hakeutuu omalle kiertoradalleen vasempaan alakulmaan. Tähän pitää vielä kehittää jokin algoritmi, jotta Clyde kiertää kulmassa oikein.</text:p>
      <text:h text:style-name="Heading_20_1" text:outline-level="1">Syötteet</text:h>
      <text:p text:style-name="P1">A* saa syötteenä kartan, jossa mahdolliset seinät / muut esteet sekä kulkureitit merkattu. Sen lisäksi A* annetaan lähdön sekä maalin koordinaatit. Sekä suunta johon haamu liikkuu, koska haamut eivät voi vaihtaa suuntaa vastakkaiseen suuntaan.</text:p>
      <text:h text:style-name="Heading_20_1" text:outline-level="1">Aikavaativuus</text:h>
      <text:p text:style-name="P4">Jos oletetaan että etäsisyysarvio on laskettavissa vakioajassa niin A* tulisi toimia ajassa </text:p>
      <text:p text:style-name="P4">O((|E| + |V|) log |V|), jos toteutuksessa käytetään minimikekoa.</text:p>
      <text:p text:style-name="P4"/>
      <text:h text:style-name="P7" text:outline-level="1">Lähteet</text:h>
      <text:p text:style-name="P3"><text:span text:style-name="T2">Tietorakenteet ja algoritmit kurssin materiaali:<text:line-break/></text:span><text:a xlink:type="simple" xlink:href="http://www.cs.helsinki.fi/u/floreen/tira2013syksy/tira.pdf">http://www.cs.helsinki.fi/u/floreen/tira2013syksy/tira.pdf</text:a></text:p>
      <text:p text:style-name="P3"><text:span text:style-name="T2">The Pacman Dossier<text:line-break/></text:span><text:a xlink:type="simple" xlink:href="http://home.comcast.net/~jpittman2/pacman/pacmandossier.html">http://home.comcast.net/~jpittman2/pacman/pacmandossier.html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1b63" officeooo:paragraph-rsid="00151b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ralabra<text:tab/>Määrittelydokumentti<text:tab/>22.12.2013</text:p>
        <text:p text:style-name="MP1">Pacman</text:p>
        <text:p text:style-name="MP1">Joni Salmi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23:47:04.476000000</meta:creation-date>
    <dc:date>2013-12-23T00:06:48.809000000</dc:date>
    <meta:editing-duration>PT7M7S</meta:editing-duration>
    <meta:editing-cycles>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0" meta:word-count="192" meta:character-count="1563" meta:non-whitespace-character-count="1562"/>
  </office:meta>
</office:document-meta>
</file>